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 src/components/Layout/Header.js</text:p>
      <text:p text:style-name="Standard">import React from 'react';</text:p>
      <text:p text:style-name="Standard">import styled from 'styled-components';</text:p>
      <text:p text:style-name="Standard">import { theme } from '../../styles/theme';</text:p>
      <text:p text:style-name="Standard"/>
      <text:p text:style-name="Standard">const HeaderWrapper = styled.header`</text:p>
      <text:p text:style-name="Standard"><text:s text:c="2"/>background-color: ${theme.colors.primary.light};</text:p>
      <text:p text:style-name="Standard"><text:s text:c="2"/>padding: ${theme.spacing(2)};</text:p>
      <text:p text:style-name="Standard">`;</text:p>
      <text:p text:style-name="Standard"/>
      <text:p text:style-name="Standard">const Nav = styled.nav`</text:p>
      <text:p text:style-name="Standard"><text:s text:c="2"/>display: flex;</text:p>
      <text:p text:style-name="Standard"><text:s text:c="2"/>justify-content: center;</text:p>
      <text:p text:style-name="Standard">`;</text:p>
      <text:p text:style-name="Standard"/>
      <text:p text:style-name="Standard">const NavButton = styled.button`</text:p>
      <text:p text:style-name="Standard"><text:s text:c="2"/>background-color: transparent;</text:p>
      <text:p text:style-name="Standard"><text:s text:c="2"/>color: ${theme.colors.text.primary};</text:p>
      <text:p text:style-name="Standard"><text:s text:c="2"/>margin: 0 ${theme.spacing(1)};</text:p>
      <text:p text:style-name="Standard"><text:s text:c="2"/>&amp;:hover {</text:p>
      <text:p text:style-name="Standard"><text:s text:c="4"/>background-color: ${theme.colors.primary.accent};</text:p>
      <text:p text:style-name="Standard"><text:s text:c="2"/>}</text:p>
      <text:p text:style-name="Standard">`;</text:p>
      <text:p text:style-name="Standard"/>
      <text:p text:style-name="Standard">const Header = ({ currentPage, setCurrentPage }) =&gt; (</text:p>
      <text:p text:style-name="Standard"><text:s text:c="2"/>&lt;HeaderWrapper&gt;</text:p>
      <text:p text:style-name="Standard"><text:s text:c="4"/>&lt;Nav&gt;</text:p>
      <text:p text:style-name="Standard"><text:s text:c="6"/>&lt;NavButton onClick={() =&gt; setCurrentPage('home')}&gt;Accueil&lt;/NavButton&gt;</text:p>
      <text:p text:style-name="Standard"><text:s text:c="6"/>&lt;NavButton onClick={() =&gt; setCurrentPage('profile')}&gt;Profil&lt;/NavButton&gt;</text:p>
      <text:p text:style-name="Standard"><text:s text:c="6"/>&lt;NavButton onClick={() =&gt; setCurrentPage('calendar')}&gt;Calendrier&lt;/NavButton&gt;</text:p>
      <text:p text:style-name="Standard"><text:s text:c="6"/>&lt;NavButton onClick={() =&gt; setCurrentPage('notifications')}&gt;Notifications&lt;/NavButton&gt;</text:p>
      <text:p text:style-name="Standard"><text:s text:c="6"/>&lt;NavButton onClick={() =&gt; setCurrentPage('visualization')}&gt;Visualisation&lt;/NavButton&gt;</text:p>
      <text:p text:style-name="Standard"><text:s text:c="6"/>&lt;NavButton onClick={() =&gt; setCurrentPage('community')}&gt;Communauté&lt;/NavButton&gt;</text:p>
      <text:p text:style-name="Standard"><text:s text:c="4"/>&lt;/Nav&gt;</text:p>
      <text:p text:style-name="Standard"><text:s text:c="2"/>&lt;/HeaderWrapper&gt;</text:p>
      <text:p text:style-name="Standard">);</text:p>
      <text:p text:style-name="Standard"/>
      <text:p text:style-name="Standard">export default Header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4$Win32 OpenOffice.org_project/4114m1$Build-9811</meta:generator>
    <dc:date>2024-09-07T16:02:22.27</dc:date>
    <meta:document-statistic meta:table-count="0" meta:image-count="0" meta:object-count="0" meta:page-count="1" meta:paragraph-count="33" meta:word-count="92" meta:character-count="1159"/>
    <dc:creator>ronan salaun</dc:creator>
    <meta:user-defined meta:name="Info 1"/>
    <meta:user-defined meta:name="Info 2"/>
    <meta:user-defined meta:name="Info 3"/>
    <meta:user-defined meta:name="Info 4"/>
  </office:meta>
</office:document-meta>
</file>